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peRater Dossier</text:p>
      <text:p text:style-name="Standard"/>
      <text:p text:style-name="Standard"><text:span text:style-name="T1">1 second pitch:</text:span> Amazon for vaping.</text:p>
      <text:p text:style-name="Standard"/>
      <text:p text:style-name="P2">Tweet pitch:<text:span text:style-name="T2"> The US e-cigarette market passed $1 billion last year. There is no central repository for information and impartial reviews. VapeRater will fill this void.</text:span></text:p>
      <text:p text:style-name="P2"><text:span text:style-name="T2"/></text:p>
      <text:p text:style-name="P2">Team Members:</text:p>
      <text:p text:style-name="P2"><text:span text:style-name="T2"><text:tab/>Ken Harsch</text:span></text:p>
      <text:p text:style-name="P2"><text:span text:style-name="T2"><text:tab/>Evan Fader</text:span></text:p>
      <text:p text:style-name="P2"><text:span text:style-name="T2"><text:tab/>Georg Konwisser</text:span></text:p>
      <text:p text:style-name="P2"><text:span text:style-name="T2"><text:tab/>Steven Hu</text:span></text:p>
      <text:p text:style-name="P2"><text:span text:style-name="T2"/></text:p>
      <text:p text:style-name="P2">Github Repo:</text:p>
      <text:p text:style-name="P2"><text:tab/><text:a xlink:type="simple" xlink:href="https://github.com/personinma/VapeRater"><text:span text:style-name="T2">https://github.com/personinma/VapeRater</text:span></text:a></text:p>
      <text:p text:style-name="P2"><text:span text:style-name="T2"/></text:p>
      <text:p text:style-name="P2"><text:span text:style-name="T2"/></text:p>
      <text:p text:style-name="P2"><text:tab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4:12:05.67</meta:creation-date>
    <dc:date>2014-02-06T14:43:12.04</dc:date>
    <meta:editing-duration>PT31M4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47" meta:character-count="333"/>
  </office:meta>
</office:document-meta>
</file>